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60pt" fo:font-weight="bold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Wśród nocnej ciszy</text:span><text:span text:style-name="T1"><text:line-break/></text:span><text:span text:style-name="T1">głos się rozchodzi,</text:span><text:span text:style-name="T1"><text:line-break/></text:span><text:span text:style-name="T1">Wstańcie pasterze,</text:span><text:span text:style-name="T1"><text:line-break/></text:span><text:span text:style-name="T1">Bóg się wam rodz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Czym prędzej się wybierajcie,</text:span><text:span text:style-name="T2"><text:line-break/></text:span><text:span text:style-name="T2">Do Betlejem pospieszajcie,</text:span><text:span text:style-name="T2"><text:line-break/></text:span><text:span text:style-name="T2">przywitać Pan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.002cm" presentation:class="title" presentation:user-transformed="true">
          <draw:text-box>
            <text:p text:style-name="P4"><text:span text:style-name="T2">2. Poszli, znaleźli</text:span><text:span text:style-name="T2"><text:line-break/></text:span><text:span text:style-name="T2">Dzieciątko w żłobie</text:span><text:span text:style-name="T2"><text:line-break/></text:span><text:span text:style-name="T2">Wszystkimi znaki</text:span><text:span text:style-name="T2"><text:line-break/></text:span><text:span text:style-name="T2">danymi so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Jako Bogu cześć</text:span><text:span text:style-name="T2"><text:line-break/></text:span><text:span text:style-name="T2">Mu dali,</text:span><text:span text:style-name="T2"><text:line-break/></text:span><text:span text:style-name="T2">A witając zawołali</text:span><text:span text:style-name="T2"><text:line-break/></text:span><text:span text:style-name="T2">z wielkiej radośc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.002cm" presentation:class="title" presentation:user-transformed="true">
          <draw:text-box>
            <text:p text:style-name="P4"><text:span text:style-name="T2">3. Ach. Witaj, Zbawco</text:span><text:span text:style-name="T2"><text:line-break/></text:span><text:span text:style-name="T2">z dawna żądany,</text:span><text:span text:style-name="T2"><text:line-break/></text:span><text:span text:style-name="T2">Wiele tysięcy</text:span><text:span text:style-name="T2"><text:line-break/></text:span><text:span text:style-name="T2">lat wyglądan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Na Ciebie króle,</text:span><text:span text:style-name="T2"><text:line-break/></text:span><text:span text:style-name="T2">prorocy</text:span><text:span text:style-name="T2"><text:line-break/></text:span><text:span text:style-name="T2">czekali, a Tyś</text:span><text:span text:style-name="T2"><text:line-break/></text:span><text:span text:style-name="T2">tej nocy</text:span><text:span text:style-name="T2"><text:line-break/></text:span><text:span text:style-name="T2">nam się objawił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.003cm" presentation:class="title" presentation:user-transformed="true">
          <draw:text-box>
            <text:p text:style-name="P4"><text:span text:style-name="T2">4. I my czekamy</text:span><text:span text:style-name="T2"><text:line-break/></text:span><text:span text:style-name="T2">na Ciebie, Pana,</text:span><text:span text:style-name="T2"><text:line-break/></text:span><text:span text:style-name="T2">A skoro przyjdziesz</text:span><text:span text:style-name="T2"><text:line-break/></text:span><text:span text:style-name="T2">na głos kapłan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Padniemy na twarz</text:span><text:span text:style-name="T2"><text:line-break/></text:span><text:span text:style-name="T2">przed Tobą,</text:span><text:span text:style-name="T2"><text:line-break/></text:span><text:span text:style-name="T2">Wierząc, żeś jest pod osłoną</text:span><text:span text:style-name="T2"><text:line-break/></text:span><text:span text:style-name="T2">chleba i win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5:11:34</meta:creation-date>
    <dc:date>2016-01-04T22:32:59.807000000</dc:date>
    <dc:language>pl-PL</dc:language>
    <meta:editing-cycles>11</meta:editing-cycles>
    <meta:editing-duration>PT12M18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